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31069444444444cm" style:use-optimal-column-width="true"/>
    </style:style>
    <style:style style:name="co2" style:family="table-column">
      <style:table-column-properties fo:break-before="auto" style:column-width="2.24013888888889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" table:number-rows-spanned="2" table:style-name="ce3">
            <text:p>Version</text:p>
          </table:table-cell>
          <table:table-cell office:value-type="string" table:number-columns-spanned="1" table:number-rows-spanned="2" table:style-name="ce3">
            <text:p>Optimization</text:p>
          </table:table-cell>
          <table:table-cell office:value-type="string" table:number-columns-spanned="8" table:number-rows-spanned="1" table:style-name="ce3">
            <text:p>Number Of Threads</text:p>
          </table:table-cell>
          <table:covered-table-cell table:number-columns-repeated="7"/>
          <table:table-cell table:style-name="ce1"/>
          <table:table-cell office:value-type="string" table:style-name="ce1">
            <text:p>Hung Truong - 14779193</text:p>
          </table:table-cell>
          <table:table-cell table:number-columns-repeated="16372"/>
        </table:table-row>
        <table:table-row table:style-name="ro1"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aïve</text:p>
          </table:table-cell>
          <table:table-cell office:value-type="string" table:style-name="ce2">
            <text:p>Od</text:p>
          </table:table-cell>
          <table:table-cell office:value-type="float" office:value="8741.2900000000009" table:style-name="ce1">
            <text:p>8741.29</text:p>
          </table:table-cell>
          <table:table-cell office:value-type="float" office:value="5245.34" table:style-name="ce1">
            <text:p>5245.34</text:p>
          </table:table-cell>
          <table:table-cell office:value-type="float" office:value="3807.55" table:style-name="ce1">
            <text:p>3807.55</text:p>
          </table:table-cell>
          <table:table-cell office:value-type="float" office:value="3271.26" table:style-name="ce1">
            <text:p>3271.26</text:p>
          </table:table-cell>
          <table:table-cell office:value-type="float" office:value="3318.89" table:style-name="ce1">
            <text:p>3318.89</text:p>
          </table:table-cell>
          <table:table-cell office:value-type="float" office:value="2997.02" table:style-name="ce1">
            <text:p>2997.02</text:p>
          </table:table-cell>
          <table:table-cell office:value-type="float" office:value="3149.27" table:style-name="ce1">
            <text:p>3149.27</text:p>
          </table:table-cell>
          <table:table-cell office:value-type="float" office:value="3115.58" table:style-name="ce1">
            <text:p>3115.5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added</text:p>
          </table:table-cell>
          <table:table-cell office:value-type="string" table:style-name="ce2">
            <text:p>Od</text:p>
          </table:table-cell>
          <table:table-cell office:value-type="float" office:value="8748.4" table:style-name="ce1">
            <text:p>8748.4</text:p>
          </table:table-cell>
          <table:table-cell office:value-type="float" office:value="4377.13" table:style-name="ce1">
            <text:p>4377.13</text:p>
          </table:table-cell>
          <table:table-cell office:value-type="float" office:value="2926.67" table:style-name="ce1">
            <text:p>2926.67</text:p>
          </table:table-cell>
          <table:table-cell office:value-type="float" office:value="2200.7600000000002" table:style-name="ce1">
            <text:p>2200.76</text:p>
          </table:table-cell>
          <table:table-cell office:value-type="float" office:value="1767.36" table:style-name="ce1">
            <text:p>1767.36</text:p>
          </table:table-cell>
          <table:table-cell office:value-type="float" office:value="1480.95" table:style-name="ce1">
            <text:p>1480.95</text:p>
          </table:table-cell>
          <table:table-cell office:value-type="float" office:value="1271.5999999999999" table:style-name="ce1">
            <text:p>1271.6</text:p>
          </table:table-cell>
          <table:table-cell office:value-type="float" office:value="1115.9100000000001" table:style-name="ce1">
            <text:p>1115.9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ynchronized</text:p>
          </table:table-cell>
          <table:table-cell office:value-type="string" table:style-name="ce2">
            <text:p>Od</text:p>
          </table:table-cell>
          <table:table-cell office:value-type="float" office:value="8634.0300000000007" table:style-name="ce1">
            <text:p>8634.03</text:p>
          </table:table-cell>
          <table:table-cell office:value-type="float" office:value="4340.33" table:style-name="ce1">
            <text:p>4340.33</text:p>
          </table:table-cell>
          <table:table-cell office:value-type="float" office:value="2901.31" table:style-name="ce1">
            <text:p>2901.31</text:p>
          </table:table-cell>
          <table:table-cell office:value-type="float" office:value="2186.2600000000002" table:style-name="ce1">
            <text:p>2186.26</text:p>
          </table:table-cell>
          <table:table-cell office:value-type="float" office:value="1770.92" table:style-name="ce1">
            <text:p>1770.92</text:p>
          </table:table-cell>
          <table:table-cell office:value-type="float" office:value="1494.17" table:style-name="ce1">
            <text:p>1494.17</text:p>
          </table:table-cell>
          <table:table-cell office:value-type="float" office:value="1265.44" table:style-name="ce1">
            <text:p>1265.44</text:p>
          </table:table-cell>
          <table:table-cell office:value-type="float" office:value="1117.51" table:style-name="ce1">
            <text:p>1117.5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aïve</text:p>
          </table:table-cell>
          <table:table-cell office:value-type="string" table:style-name="ce2">
            <text:p>O2</text:p>
          </table:table-cell>
          <table:table-cell office:value-type="float" office:value="497.33" table:style-name="ce1">
            <text:p>497.33</text:p>
          </table:table-cell>
          <table:table-cell office:value-type="float" office:value="270.62" table:style-name="ce1">
            <text:p>270.62</text:p>
          </table:table-cell>
          <table:table-cell office:value-type="float" office:value="189.19" table:style-name="ce1">
            <text:p>189.19</text:p>
          </table:table-cell>
          <table:table-cell office:value-type="float" office:value="141.19999999999999" table:style-name="ce1">
            <text:p>141.2</text:p>
          </table:table-cell>
          <table:table-cell office:value-type="float" office:value="133.04" table:style-name="ce1">
            <text:p>133.04</text:p>
          </table:table-cell>
          <table:table-cell office:value-type="float" office:value="120.41" table:style-name="ce1">
            <text:p>120.41</text:p>
          </table:table-cell>
          <table:table-cell office:value-type="float" office:value="114.89" table:style-name="ce1">
            <text:p>114.89</text:p>
          </table:table-cell>
          <table:table-cell office:value-type="float" office:value="100.09" table:style-name="ce1">
            <text:p>100.0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added</text:p>
          </table:table-cell>
          <table:table-cell office:value-type="string" table:style-name="ce2">
            <text:p>O2</text:p>
          </table:table-cell>
          <table:table-cell office:value-type="float" office:value="478.6" table:style-name="ce1">
            <text:p>478.6</text:p>
          </table:table-cell>
          <table:table-cell office:value-type="float" office:value="245.26" table:style-name="ce1">
            <text:p>245.26</text:p>
          </table:table-cell>
          <table:table-cell office:value-type="float" office:value="214.78" table:style-name="ce1">
            <text:p>214.78</text:p>
          </table:table-cell>
          <table:table-cell office:value-type="float" office:value="159.43" table:style-name="ce1">
            <text:p>159.43</text:p>
          </table:table-cell>
          <table:table-cell office:value-type="float" office:value="128.24" table:style-name="ce1">
            <text:p>128.24</text:p>
          </table:table-cell>
          <table:table-cell office:value-type="float" office:value="128.03" table:style-name="ce1">
            <text:p>128.03</text:p>
          </table:table-cell>
          <table:table-cell office:value-type="float" office:value="107.65" table:style-name="ce1">
            <text:p>107.65</text:p>
          </table:table-cell>
          <table:table-cell office:value-type="float" office:value="105.07" table:style-name="ce1">
            <text:p>105.0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ynchronized</text:p>
          </table:table-cell>
          <table:table-cell office:value-type="string" table:style-name="ce2">
            <text:p>O2</text:p>
          </table:table-cell>
          <table:table-cell office:value-type="float" office:value="474.18" table:style-name="ce1">
            <text:p>474.18</text:p>
          </table:table-cell>
          <table:table-cell office:value-type="float" office:value="254.27" table:style-name="ce1">
            <text:p>254.27</text:p>
          </table:table-cell>
          <table:table-cell office:value-type="float" office:value="207.88" table:style-name="ce1">
            <text:p>207.88</text:p>
          </table:table-cell>
          <table:table-cell office:value-type="float" office:value="160.41" table:style-name="ce1">
            <text:p>160.41</text:p>
          </table:table-cell>
          <table:table-cell office:value-type="float" office:value="126.46" table:style-name="ce1">
            <text:p>126.46</text:p>
          </table:table-cell>
          <table:table-cell office:value-type="float" office:value="136.01" table:style-name="ce1">
            <text:p>136.01</text:p>
          </table:table-cell>
          <table:table-cell office:value-type="float" office:value="109.96" table:style-name="ce1">
            <text:p>109.96</text:p>
          </table:table-cell>
          <table:table-cell office:value-type="float" office:value="98.67" table:style-name="ce1">
            <text:p>98.67</text:p>
          </table:table-cell>
          <table:table-cell table:number-columns-repeated="16374" table:style-name="ce1"/>
        </table:table-row>
        <table:table-row table:style-name="ro1">
          <table:table-cell table:style-name="ce1">
            <draw:frame draw:z-index="1" draw:id="id0" draw:style-name="a0" draw:name="Chart 1" svg:x="0in" svg:y="0.18055in" svg:width="9.27778in" svg:height="4.83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Hung Truong</meta:initial-creator>
    <dc:creator>Hung Truong</dc:creator>
    <meta:creation-date>2021-06-02T19:17:03Z</meta:creation-date>
    <dc:date>2021-06-04T17:54:12Z</dc:date>
    <meta:print-date>2021-06-02T20:09:59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1042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false" chart:right-angled-axes="true"/>
      <style:graphic-properties draw:fill="none" draw:stroke="none"/>
    </style:style>
  </office:automatic-styles>
  <office:body>
    <office:chart>
      <chart:chart chart:class="chart:bar" svg:height="347.9996850393701pt" svg:width="668.000157480315pt" chart:style-name="Crt0">
        <chart:title chart:style-name="CT00">
          <text:p text:style-name="a0" text:class-names="" text:cond-style-name="">Optimization and False Sharing - Calculating Pi</text:p>
        </chart:title>
        <chart:legend svg:x="551.815748031496pt" svg:y="40.6744094488189pt" chart:style-name="Lgnd"/>
        <chart:plot-area svg:x="42.83031496062992pt" svg:y="29.18196850393701pt" svg:width="624.9577952755906pt" svg:height="315.9653543307086pt"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title chart:style-name="AT00">
              <text:p text:style-name="a1" text:class-names="" text:cond-style-name="">Millisecconds</text:p>
            </chart:title>
            <chart:grid chart:class="major" chart:style-name="GMa0"/>
          </chart:axis>
          <chart:axis chart:dimension="x" chart:name="primary-x" chart:style-name="Axs1">
            <chart:categories table:cell-range-address="Sheet1.$C$1:.$J$2"/>
          </chart:axis>
          <chart:axis chart:dimension="z" chart:name="primary-z" chart:style-name="Axs2">
            <chart:title svg:x="528.2247244094489pt" svg:y="317.0518110236221pt" chart:style-name="AT02">
              <text:p text:style-name="a2" text:class-names="" text:cond-style-name="">Version and Optimization Level</text:p>
            </chart:title>
          </chart:axis>
          <chart:series chart:label-cell-address="Sheet1.$A$8" chart:values-cell-range-address="Sheet1.$C$8:.$J$8" chart:class="chart:bar" chart:attached-axis="primary-y" chart:style-name="G0S0">
            <chart:data-point chart:repeated="8"/>
          </chart:series>
          <chart:series chart:label-cell-address="Sheet1.$A$7" chart:values-cell-range-address="Sheet1.$C$7:.$J$7" chart:class="chart:bar" chart:attached-axis="primary-y" chart:style-name="G0S1">
            <chart:data-point chart:repeated="8"/>
          </chart:series>
          <chart:series chart:label-cell-address="Sheet1.$A$6" chart:values-cell-range-address="Sheet1.$C$6:.$J$6" chart:class="chart:bar" chart:attached-axis="primary-y" chart:style-name="G0S2">
            <chart:data-point chart:repeated="8"/>
          </chart:series>
          <chart:series chart:label-cell-address="Sheet1.$A$5" chart:values-cell-range-address="Sheet1.$C$5:.$J$5" chart:class="chart:bar" chart:attached-axis="primary-y" chart:style-name="G0S3">
            <chart:data-point chart:repeated="8"/>
          </chart:series>
          <chart:series chart:label-cell-address="Sheet1.$A$4" chart:values-cell-range-address="Sheet1.$C$4:.$J$4" chart:class="chart:bar" chart:attached-axis="primary-y" chart:style-name="G0S4">
            <chart:data-point chart:repeated="8"/>
          </chart:series>
          <chart:series chart:label-cell-address="Sheet1.$A$3" chart:values-cell-range-address="Sheet1.$C$3:.$J$3" chart:class="chart:bar" chart:attached-axis="primary-y" chart:style-name="G0S5">
            <chart:data-point chart:repeated="8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